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4" style:family="paragraph" style:parent-style-name="Standard">
      <style:text-properties style:font-name="Times New Roman1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text-properties fo:background-color="#ffff00"/>
    </style:style>
    <style:style style:name="P7" style:family="paragraph" style:parent-style-name="Comentario">
      <style:text-properties style:font-name="Times New Roman1"/>
    </style:style>
    <style:style style:name="P8" style:family="paragraph" style:parent-style-name="Standard" style:list-style-name="L1"/>
    <style:style style:name="P9" style:family="paragraph" style:parent-style-name="Heading_20_1">
      <style:paragraph-properties fo:break-before="page"/>
    </style:style>
    <style:style style:name="T1" style:family="text">
      <style:text-properties style:font-name="Times New Roman1"/>
    </style:style>
    <style:style style:name="T2" style:family="text">
      <style:text-properties fo:background-color="#ffff00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5">Parte III – Apéndices</text:p>
      <text:h text:style-name="Heading_20_2" text:outline-level="2"/>
      <text:h text:style-name="Heading_20_2" text:outline-level="2"/>
      <text:table-of-content text:style-name="Sect1" text:protected="true" text:name="Índice de contenido1">
        <text:table-of-content-source text:outline-level="10">
          <text:index-title-template text:style-name="Contents_20_Heading">Parte III - Apéndic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P2">Parte III - Apéndices</text:p>
          </text:index-title>
          <text:p text:style-name="P1">Definición de la gramática Sib<text:tab/>3</text:p>
          <text:p text:style-name="P3">Símbolos Terminales<text:tab/>3</text:p>
          <text:p text:style-name="P3">Símbolos No Terminales<text:tab/>3</text:p>
          <text:p text:style-name="P3">Reglas de producción<text:tab/>3</text:p>
          <text:p text:style-name="P1">Referencias<text:tab/>8</text:p>
        </text:index-body>
      </text:table-of-content>
      <text:p text:style-name="Text_20_body"/>
      <text:p text:style-name="Text_20_body"/>
      <text:p text:style-name="Text_20_body"/>
      <text:h text:style-name="P9" text:outline-level="1">Definición de la gramática Sib</text:h>
      <text:p text:style-name="Text_20_body">A continuación se describe la gramática del lenguaje Sib.</text:p>
      <text:p text:style-name="P6">@todo: Extender más esta descripción y ver si finalmente va como apéndice o en las partes I o II</text:p>
      <text:h text:style-name="Heading_20_2" text:outline-level="2">Símbolos Terminales</text:h>
      <text:p text:style-name="Text_20_body">PACKAGE, IMPORT, BEGIN, END, IF, ENDIF, ELSE, WHILE, ENDWHILE, ; , # , @ , b , _ , + , - , * , / , % , = , == , != , &lt;= , &gt;= , <text:s/>. , ',' , int , float , frac , nfrac , string , array , clef , step , object , note , partiture , " , $ ,<text:span text:style-name="T1"> ( , ) , staccato , staccatissimo , marcato , tenuto , accent , A , B , C , D , E , F , G , S , { , } , [ , ] , trans , play , read , playPartiture , readPartiture</text:span></text:p>
      <text:p text:style-name="Text_20_body"/>
      <text:h text:style-name="Heading_20_2" text:outline-level="2">Símbolos No Terminales</text:h>
      <text:p text:style-name="Text_20_body">&lt;package&gt;, &lt;mas_packages&gt;, &lt;declaraciones&gt;, &lt;órdenes&gt;, <text:s/>&lt;declaración&gt;, &lt;sig_declaración&gt;, &lt;tipo&gt;, &lt;lista_variables&gt;, &lt;variable&gt;, &lt;sig_lista_variables&gt;, &lt;str_ident&gt;, &lt;letra&gt;, &lt;palabra&gt;, &lt;letraN&gt;, &lt;resto_palabra&gt;, &lt;orden&gt;, &lt;sig_ordenes&gt;, &lt;condición&gt;, &lt;bucle_while&gt;, &lt;asignación&gt;, &lt;operador&gt;, <text:s/>&lt;comparación&gt;, &lt;sig_condición&gt;, &lt;comp_operador&gt;,&lt;comp_condición&gt;, &lt;tipo_números&gt;, &lt;step&gt;, &lt;operación&gt;, &lt;número_entero&gt;, &lt;número_real&gt;, &lt;int_frac&gt;, &lt;número&gt;, &lt;numeros&gt;, &lt;sig_numeros&gt;<text:span text:style-name="T1">, </text:span>&lt;fracción&gt;, &lt;espacios&gt;, &lt;origen_asignacion&gt;, &lt;expresión_arit&gt;, &lt;clef_value&gt;, &lt;cadena&gt;, &lt;mas_palabras&gt;, &lt;operador_arit&gt;, &lt;exp_arit&gt;, &lt;mas_espacios&gt;<text:span text:style-name="T1">, &lt;comentarios&gt;, &lt;comentario_simple&gt;, &lt;comentario_compuesto&gt;</text:span></text:p>
      <text:p text:style-name="P4"/>
      <text:h text:style-name="Heading_20_2" text:outline-level="2">Reglas de producción</text:h>
      <text:p text:style-name="Standard"/>
      <text:p text:style-name="Comentario">// Programa</text:p>
      <text:p text:style-name="Text_20_body">&lt;programa&gt;<text:tab/>→<text:tab/>&lt;package&gt;&lt;imports&gt;BEGIN &lt;str_ident&gt; &lt;instrucciones&gt; END</text:p>
      <text:p text:style-name="Text_20_body"/>
      <text:p text:style-name="Comentario">// Package</text:p>
      <text:p text:style-name="Text_20_body">&lt;package&gt;<text:tab/><text:tab/>→<text:tab/>PACKAGE &lt;str_ident&gt;&lt;mas_packages&gt;;</text:p>
      <text:p text:style-name="Text_20_body">&lt;mas_packages&gt;<text:tab/>→<text:tab/>.&lt;str_ident&gt;&lt;mas_packages&gt;</text:p>
      <text:p text:style-name="Text_20_body"><text:tab/><text:tab/><text:tab/><text:tab/>| <text:s/><text:span text:style-name="T1">Ɛ</text:span></text:p>
      <text:p text:style-name="Comentario">// Importación de tipos</text:p>
      <text:p text:style-name="Text_20_body">&lt;imports&gt;<text:tab/><text:tab/>→<text:tab/>&lt;import_type&gt;&lt;imports&gt;</text:p>
      <text:p text:style-name="Text_20_body"><text:tab/><text:tab/><text:tab/><text:tab/>| <text:span text:style-name="T1">Ɛ</text:span></text:p>
      <text:p text:style-name="Text_20_body">&lt;import_type&gt;<text:tab/>→<text:tab/>IMPORT &lt;str_ident&gt;&lt;mas_import&gt;;</text:p>
      <text:p text:style-name="Text_20_body">&lt;mas_import&gt;<text:tab/>→<text:tab/>.&lt;str_ident&gt;&lt;mas_import&gt;</text:p>
      <text:p text:style-name="Text_20_body"><text:tab/><text:tab/><text:tab/><text:tab/>| <text:s/><text:span text:style-name="T1">Ɛ</text:span></text:p>
      <text:p text:style-name="Text_20_body"><text:span text:style-name="T1"/></text:p>
      <text:p text:style-name="Comentario">// Instrucciones</text:p>
      <text:p text:style-name="Standard">&lt;instrucciones&gt;<text:tab/>→<text:tab/>&lt;instruccion&gt;&lt;instrucciones&gt;</text:p>
      <text:p text:style-name="Standard"><text:tab/><text:tab/><text:tab/><text:tab/>| Ɛ</text:p>
      <text:p text:style-name="Standard"><text:soft-page-break/>&lt;instruccion&gt;<text:tab/><text:tab/>→<text:tab/>&lt;comentario&gt;</text:p>
      <text:p text:style-name="Standard"><text:tab/><text:tab/><text:tab/><text:tab/>| &lt;declaracion&gt;</text:p>
      <text:p text:style-name="Standard"><text:tab/><text:tab/><text:tab/><text:tab/>| &lt;orden&gt;</text:p>
      <text:p text:style-name="Standard"><text:s/></text:p>
      <text:p text:style-name="Text_20_body"/>
      <text:p text:style-name="Comentario">// Declaraciones</text:p>
      <text:p text:style-name="Text_20_body">&lt;declaración&gt;<text:tab/><text:tab/>→<text:tab/>&lt;tipo&gt; &lt;lista_variables&gt;;</text:p>
      <text:p text:style-name="Text_20_body"/>
      <text:p text:style-name="Text_20_body">&lt;tipo&gt;<text:tab/><text:tab/><text:tab/>→<text:tab/>&lt;tipo_básico&gt;</text:p>
      <text:p text:style-name="Text_20_body"><text:tab/><text:tab/><text:tab/><text:tab/>| &lt;tipo_extendido&gt;</text:p>
      <text:p text:style-name="Text_20_body">&lt;tipo_básico&gt;<text:tab/><text:tab/>→<text:tab/>int</text:p>
      <text:p text:style-name="Text_20_body"><text:tab/><text:tab/><text:tab/><text:tab/>| float</text:p>
      <text:p text:style-name="Text_20_body"><text:tab/><text:tab/><text:tab/><text:tab/>| frac</text:p>
      <text:p text:style-name="Text_20_body"><text:tab/><text:tab/><text:tab/><text:tab/>| nfrac</text:p>
      <text:p text:style-name="Text_20_body"><text:tab/><text:tab/><text:tab/><text:tab/>| string</text:p>
      <text:p text:style-name="Text_20_body"><text:tab/><text:tab/><text:tab/><text:tab/>| step</text:p>
      <text:p text:style-name="Text_20_body"><text:tab/><text:tab/><text:tab/><text:tab/>| clef</text:p>
      <text:p text:style-name="Text_20_body"><text:tab/><text:tab/><text:tab/><text:tab/>| object</text:p>
      <text:p text:style-name="Text_20_body"><text:tab/><text:tab/><text:tab/><text:tab/>| array(&lt;numero_entero&gt;)</text:p>
      <text:p text:style-name="Text_20_body">&lt;tipo_extendido&gt;<text:tab/>→<text:tab/>note</text:p>
      <text:p text:style-name="Standard"><text:tab/><text:tab/><text:tab/><text:tab/>| partiture</text:p>
      <text:p text:style-name="Standard"><text:tab/><text:tab/><text:tab/><text:tab/></text:p>
      <text:p text:style-name="Text_20_body">&lt;lista_variables&gt;<text:tab/>→<text:tab/>&lt;variable&gt;&lt;sig_lista_variables&gt;;</text:p>
      <text:p text:style-name="Text_20_body">&lt;sig_lista_variables&gt;<text:tab/>→<text:tab/>,&lt;variable&gt;&lt;sig_lista_variables&gt;</text:p>
      <text:p text:style-name="Text_20_body"><text:tab/><text:tab/><text:tab/><text:tab/>| <text:span text:style-name="T1">Ɛ</text:span></text:p>
      <text:p text:style-name="Text_20_body"/>
      <text:p text:style-name="Comentario">// Variables</text:p>
      <text:p text:style-name="Text_20_body">&lt;variable&gt;<text:tab/><text:tab/>→<text:tab/>$&lt;str_ident&gt;</text:p>
      <text:p text:style-name="Text_20_body"><text:tab/><text:tab/><text:tab/><text:tab/>| $&lt;str_ident&gt;.&lt;str_ident&gt;</text:p>
      <text:p text:style-name="Text_20_body">&lt;str_ident&gt;<text:tab/><text:tab/>→<text:tab/>&lt;letra&gt;</text:p>
      <text:p text:style-name="Text_20_body"><text:tab/><text:tab/><text:tab/><text:tab/>| &lt;letra&gt;&lt;palabra&gt;</text:p>
      <text:p text:style-name="Text_20_body">&lt;letra&gt;<text:tab/><text:tab/><text:tab/>→<text:tab/>A | B | C | … | Z | a | b | c | … | z</text:p>
      <text:p text:style-name="Text_20_body">&lt;palabra&gt;<text:tab/><text:tab/>→<text:tab/>&lt;letraN&gt;&lt;resto_palabra&gt;</text:p>
      <text:p text:style-name="Text_20_body">&lt;resto_palabra&gt;<text:tab/>→<text:tab/>&lt;letraN&gt;&lt;resto_palabra&gt;</text:p>
      <text:p text:style-name="Text_20_body"><text:tab/><text:tab/><text:tab/><text:tab/>| <text:span text:style-name="T1">Ɛ</text:span></text:p>
      <text:p text:style-name="Text_20_body">&lt;letraN&gt;<text:tab/><text:tab/>→<text:tab/>A | B | C | … | Z | a | b | … | z | 0 | 1 | … | 9</text:p>
      <text:p text:style-name="Text_20_body"/>
      <text:p text:style-name="Comentario">// Órdenes</text:p>
      <text:p text:style-name="Standard"><text:soft-page-break/>&lt;orden&gt;<text:tab/><text:tab/>→<text:tab/>&lt;operador&gt;;</text:p>
      <text:p text:style-name="Standard"><text:tab/><text:tab/><text:tab/><text:tab/>| &lt;asignación&gt;;</text:p>
      <text:p text:style-name="Standard"><text:tab/><text:tab/><text:tab/><text:tab/>| &lt;condicional_if&gt;;</text:p>
      <text:p text:style-name="Standard"><text:tab/><text:tab/><text:tab/><text:tab/>| &lt;bucle_while&gt;;</text:p>
      <text:p text:style-name="Standard"><text:tab/><text:tab/><text:tab/><text:tab/>| &lt;funcion&gt;;</text:p>
      <text:p text:style-name="Comentario"/>
      <text:p text:style-name="Comentario">@todo Voy por aqui comprobando las sentencias con respecto a la versión actual de jflex y cup</text:p>
      <text:p text:style-name="Comentario">// *********************************************************************</text:p>
      <text:p text:style-name="Comentario"/>
      <text:p text:style-name="Comentario"><text:s/></text:p>
      <text:p text:style-name="Comentario"/>
      <text:p text:style-name="Comentario">// Selector if</text:p>
      <text:p text:style-name="Standard">&lt;condicional_if&gt;<text:tab/>→<text:tab/>IF (&lt;comparación&gt;) &lt;instrucciones&gt; &lt;sig_condición_if&gt;</text:p>
      <text:p text:style-name="Standard">&lt;sig_condición_if&gt;<text:tab/>→<text:tab/>ENDIF</text:p>
      <text:p text:style-name="Standard"><text:tab/><text:tab/><text:tab/><text:tab/>| ELSE &lt;instrucciones&gt; ENDIF</text:p>
      <text:p text:style-name="Standard">&lt;comparación&gt;<text:tab/>→<text:tab/>&lt;origen_asignacion&gt; &lt;comp_condición&gt; &lt;origen_asignacion&gt;</text:p>
      <text:p text:style-name="Comentario">/*</text:p>
      <text:p text:style-name="Comentario">&lt;comp_operador&gt;<text:tab/>→<text:tab/>&lt;variable&gt;</text:p>
      <text:p text:style-name="Comentario"><text:tab/><text:tab/><text:tab/><text:tab/>| &lt;tipo_números&gt; </text:p>
      <text:p text:style-name="Comentario"><text:tab/><text:tab/><text:tab/><text:tab/>| &lt;step&gt; </text:p>
      <text:p text:style-name="Comentario"><text:tab/><text:tab/><text:tab/><text:tab/>| &lt;clef_value&gt;</text:p>
      <text:p text:style-name="Comentario"><text:tab/><text:tab/><text:tab/><text:tab/>| &lt;operación&gt;</text:p>
      <text:p text:style-name="Comentario">*/</text:p>
      <text:p text:style-name="Standard">&lt;tipo_números&gt;<text:tab/>→<text:tab/>&lt;número_entero&gt; | &lt;número_real&gt; | &lt;int_frac&gt;</text:p>
      <text:p text:style-name="Standard">&lt;número_entero&gt;<text:tab/>→<text:tab/>[-]?&lt;número&gt;&lt;numeros&gt;</text:p>
      <text:p text:style-name="Standard">&lt;numeros&gt;<text:tab/><text:tab/>→<text:tab/>&lt;numero&gt;&lt;sig_numeros&gt;</text:p>
      <text:p text:style-name="Standard">&lt;sig_numeros&gt;<text:tab/>→<text:tab/>&lt;numero&gt;&lt;sig_numeros&gt; | <text:span text:style-name="T1">Ɛ</text:span></text:p>
      <text:p text:style-name="Standard">&lt;número&gt;<text:tab/><text:tab/>→<text:tab/>0 | 1 | 2 | 3 | 4 | 5 | 6 | 7 | 8 | 9</text:p>
      <text:p text:style-name="Standard">&lt;número_real&gt;<text:tab/>→<text:tab/>&lt;número_entero&gt;.&lt;numeros&gt;</text:p>
      <text:p text:style-name="Standard">&lt;int_frac&gt;<text:tab/><text:tab/>→<text:tab/>[-]?&lt;fracción&gt;</text:p>
      <text:p text:style-name="Standard"><text:tab/><text:tab/><text:tab/><text:tab/>| &lt;numero_entero&gt;&lt;espacios&gt;&lt;fracción&gt;</text:p>
      <text:p text:style-name="Standard">&lt;fracción&gt;<text:tab/><text:tab/>→<text:tab/>&lt;numero_entero&gt;\/&lt;numero_entero&gt;</text:p>
      <text:p text:style-name="Standard"/>
      <text:p text:style-name="Standard">&lt;step&gt;<text:tab/><text:tab/><text:tab/>→<text:tab/>A[#b]{0,2} | B[#b]{0,2} | C[#b]{0,2} | D[#b]{0,2} | E[#b]{0,2} | F[#b]{0,2} | G[#b]{0,2} | A[@]? | B[@]? | C[@]? | D[@]? | E[@]? | F[@]? | G[@]? | S</text:p>
      <text:p text:style-name="Standard"/>
      <text:p text:style-name="Standard">&lt;comp_condición&gt;<text:tab/>→<text:tab/>== | &lt; | &gt; | &gt;= | &lt;= | !=</text:p>
      <text:p text:style-name="Standard"/>
      <text:p text:style-name="Standard"/>
      <text:p text:style-name="Comentario">// Bucle while</text:p>
      <text:p text:style-name="Standard">&lt;bucle_while&gt;<text:tab/>→<text:tab/>WHILE ( &lt;comparación&gt; ) &lt;instrucciones&gt; ENDWHILE</text:p>
      <text:p text:style-name="Standard"/>
      <text:p text:style-name="Standard"/>
      <text:p text:style-name="Comentario">// Asignación</text:p>
      <text:p text:style-name="Standard">&lt;asignación&gt;<text:tab/><text:tab/>→<text:tab/>&lt;variable&gt; = &lt;origen_asignacion&gt;</text:p>
      <text:p text:style-name="Standard"><text:soft-page-break/>&lt;origen_asignacion&gt;<text:tab/>→<text:tab/>&lt;expresión_arit&gt;</text:p>
      <text:p text:style-name="Standard"><text:tab/><text:tab/><text:tab/><text:tab/>| &lt;step&gt;</text:p>
      <text:p text:style-name="Standard"><text:tab/><text:tab/><text:tab/><text:tab/>| &lt;operación&gt;</text:p>
      <text:p text:style-name="Standard"><text:tab/><text:tab/><text:tab/><text:tab/>| &lt;clef_value&gt;</text:p>
      <text:p text:style-name="Standard"><text:tab/><text:tab/><text:tab/><text:tab/>| &lt;cadena&gt;</text:p>
      <text:p text:style-name="Standard"><text:tab/><text:tab/><text:tab/><text:tab/>| &lt;tipo_numeros&gt;</text:p>
      <text:p text:style-name="Standard"><text:tab/><text:tab/><text:tab/><text:tab/>| &lt;accent_value&gt;</text:p>
      <text:p text:style-name="Standard"><text:tab/><text:tab/><text:tab/><text:tab/>| &lt;variable&gt;</text:p>
      <text:p text:style-name="Standard"/>
      <text:p text:style-name="Standard"/>
      <text:p text:style-name="Standard">&lt;cadena&gt;<text:tab/><text:tab/>→<text:tab/>\”&lt;espacios&gt;?&lt;palabra&gt;&lt;mas_palabras&gt;&lt;espacios&gt;?\”</text:p>
      <text:p text:style-name="Standard">&lt;mas_palabras&gt;<text:tab/>→<text:tab/>&lt;espacios&gt;&lt;palabra&gt;&lt;mas_palabras&gt;</text:p>
      <text:p text:style-name="Standard"><text:tab/><text:tab/><text:tab/><text:tab/>| <text:span text:style-name="T1">Ɛ</text:span></text:p>
      <text:p text:style-name="P4">&lt;exp_aritmetica&gt;<text:tab/>→<text:tab/>&lt;tipo_numeros&gt;</text:p>
      <text:p text:style-name="P4"><text:tab/><text:tab/><text:tab/><text:tab/>| &lt;variable&gt;</text:p>
      <text:p text:style-name="P4"><text:tab/><text:tab/><text:tab/><text:tab/>| &lt;exp_aritmetica&gt;&lt;operador_arit&gt;&lt;exp_aritmetica&gt;</text:p>
      <text:p text:style-name="P4"/>
      <text:p text:style-name="P7">/*</text:p>
      <text:p text:style-name="Comentario">&lt;expresión_arit&gt;<text:tab/>→<text:tab/>(&lt;expresión_arit&gt; &lt;operador_arit&gt; &lt;expresión_arit&gt;)&lt;exp_arit&gt;</text:p>
      <text:p text:style-name="Comentario"><text:tab/><text:tab/><text:tab/><text:tab/>| &lt;tipo_números&gt;&lt;exp_arit&gt;</text:p>
      <text:p text:style-name="Comentario"><text:tab/><text:tab/><text:tab/><text:tab/>| &lt;variable&gt;&lt;exp_arit&gt;</text:p>
      <text:p text:style-name="Comentario">&lt;exp_arit&gt;<text:tab/><text:tab/>→<text:tab/>&lt;operador_arit&gt;&lt;expresión_arit&gt;&lt;exp_arit&gt;</text:p>
      <text:p text:style-name="Comentario"><text:tab/><text:tab/><text:tab/><text:tab/>| <text:span text:style-name="T1">Ɛ</text:span></text:p>
      <text:p text:style-name="P7">*/</text:p>
      <text:p text:style-name="Standard">&lt;operador_arit&gt;<text:tab/>→<text:tab/>+ | - | * | / | %</text:p>
      <text:p text:style-name="Standard">&lt;clef_value&gt;<text:tab/><text:tab/>→<text:tab/>G2 | F[3-4] | C[1-4]</text:p>
      <text:p text:style-name="Standard"/>
      <text:p text:style-name="Comentario">// Accent: https://en.wikipedia.org/wiki/Accent_(music)</text:p>
      <text:p text:style-name="Standard">&lt;accent_value&gt;<text:tab/>→<text:tab/>staccato | staccatissimo | marcato | tenuto | accent</text:p>
      <text:p text:style-name="Standard"/>
      <text:p text:style-name="Comentario">// Quizás debamos tener algo como anotaciones</text:p>
      <text:p text:style-name="Comentario">// Para calderón (fermata), ligaduras, etc ….</text:p>
      <text:p text:style-name="Comentario">// https://en.wikipedia.org/wiki/Fermata</text:p>
      <text:p text:style-name="Comentario"/>
      <text:p text:style-name="Standard"/>
      <text:p text:style-name="Comentario">// Operaciones</text:p>
      <text:p text:style-name="Standard">&lt;operacion&gt;<text:tab/><text:tab/>→<text:tab/>| trans(&lt;variable&gt;,&lt;tipo_números&gt;) </text:p>
      <text:p text:style-name="Standard"><text:tab/><text:tab/><text:tab/><text:tab/>| trans(&lt;operacion&gt;,&lt;tipo_números&gt;)</text:p>
      <text:p text:style-name="Standard"><text:tab/><text:tab/><text:tab/><text:tab/>| trans(&lt;operador&gt;,&lt;tipo_números&gt;)</text:p>
      <text:p text:style-name="Comentario">/*</text:p>
      <text:p text:style-name="Comentario">Parece que reduce también por expresión_arit</text:p>
      <text:p text:style-name="Comentario"><text:tab/><text:tab/><text:tab/><text:tab/>| &lt;variable&gt;&lt;operador_arit_nota&gt;&lt;tipo_numeros&gt;</text:p>
      <text:p text:style-name="Comentario"/>
      <text:p text:style-name="Comentario">&lt;operador_arit_nota&gt;<text:tab/>→<text:tab/>+ | - | * | / </text:p>
      <text:p text:style-name="Comentario"><text:soft-page-break/>*/</text:p>
      <text:p text:style-name="Standard"><text:tab/><text:tab/><text:tab/><text:tab/></text:p>
      <text:p text:style-name="Comentario">// Operadores</text:p>
      <text:p text:style-name="Standard">&lt;operador&gt;<text:tab/><text:tab/>→<text:tab/>&lt;variable&gt;&lt;operador_nota&gt;</text:p>
      <text:p text:style-name="Standard"><text:tab/><text:tab/><text:tab/><text:tab/>| &lt;operador&gt;&lt;operador_nota&gt;</text:p>
      <text:p text:style-name="Standard"/>
      <text:p text:style-name="Standard">&lt;operador_nota&gt;<text:tab/>→<text:tab/>_# | _## | _b | _bb | _. | _.. | _...</text:p>
      <text:p text:style-name="Standard"/>
      <text:p text:style-name="Comentario">// Funciones</text:p>
      <text:p text:style-name="Standard">&lt;funcion&gt;<text:tab/><text:tab/>→<text:tab/>play( &lt;variable&gt; )</text:p>
      <text:p text:style-name="Standard"/>
      <text:p text:style-name="Comentario">// Espacios</text:p>
      <text:p text:style-name="Standard">&lt;espacios&gt;<text:tab/><text:tab/>→<text:tab/><text:span text:style-name="T1">&lt;espacio&gt;&lt;mas_espacios&gt;</text:span></text:p>
      <text:p text:style-name="P4">&lt;mas_espacios&gt;<text:tab/>→<text:tab/>&lt;espacio&gt;&lt;mas_espacios&gt;</text:p>
      <text:p text:style-name="P4"><text:tab/><text:tab/><text:tab/><text:tab/>| Ɛ</text:p>
      <text:p text:style-name="P4">&lt;espacio&gt;<text:tab/><text:tab/>→<text:tab/>\s | \t</text:p>
      <text:p text:style-name="P4"/>
      <text:p text:style-name="P7">// Comentarios</text:p>
      <text:p text:style-name="P4">&lt;comentarios&gt;<text:tab/><text:tab/>→<text:tab/>&lt;comentario_simple&gt;&lt;comentarios&gt;</text:p>
      <text:p text:style-name="P4"><text:tab/><text:tab/><text:tab/><text:tab/><text:tab/>| &lt;comentario_compuesto&gt;&lt;comentarios&gt;</text:p>
      <text:p text:style-name="P4">&lt;comentario_simple&gt;<text:tab/><text:tab/>→<text:tab/>//&lt;espacios&gt;&lt;palabra&gt;&lt;mas_palabras&gt;</text:p>
      <text:p text:style-name="P4">&lt;comentario_compuesto<text:tab/>→<text:tab/>/*&lt;espacios&gt;&lt;linea&gt;&lt;mas_lineas&gt;*/</text:p>
      <text:p text:style-name="P4"><text:tab/><text:tab/><text:tab/><text:tab/><text:tab/>| /*&lt;espacios&gt;&lt;palabra&gt;&lt;mas_palabras&gt;&lt;espacios&gt;*/</text:p>
      <text:p text:style-name="P4"/>
      <text:p text:style-name="P4">&lt;linea&gt;<text:tab/><text:tab/><text:tab/>→<text:tab/>&lt;palabra&gt;&lt;mas_palabras&gt;\n</text:p>
      <text:p text:style-name="P4"><text:tab/><text:tab/><text:tab/><text:tab/><text:tab/>| &lt;espacios&gt;&lt;palabra&gt;&lt;mas_palabras&gt;\n</text:p>
      <text:p text:style-name="P4">&lt;mas_lineas&gt;<text:tab/><text:tab/><text:tab/>→<text:tab/>&lt;linea&gt;&lt;mas_lineas&gt;</text:p>
      <text:p text:style-name="P4"><text:tab/><text:tab/><text:tab/><text:tab/><text:tab/>| <text:s/>Ɛ</text:p>
      <text:p text:style-name="P4"/>
      <text:h text:style-name="Heading_20_2" text:outline-level="2"/>
      <text:h text:style-name="Heading_20_2" text:outline-level="2"/>
      <text:h text:style-name="P9" text:outline-level="1">Referencias</text:h>
      <text:p text:style-name="Standard"/>
      <text:list xml:id="list8669764049262952225" text:style-name="L1">
        <text:list-item>
          <text:p text:style-name="P8"><text:a xlink:type="simple" xlink:href="http://www.creandopartituras.com/numeracion-de-octavas-y-notas-indices-acusticos/" text:style-name="Internet_20_link" text:visited-style-name="Visited_20_Internet_20_Link">http://www.creandopartituras.com/numeracion-de-octavas-y-notas-indices-acusticos/</text:a> : Información sobre octavas.</text:p>
        </text:list-item>
        <text:list-item>
          <text:p text:style-name="P8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mentario" style:family="paragraph" style:parent-style-name="Text_20_body" style:class="text">
      <style:text-properties fo:color="#808080" fo:font-style="italic" style:font-style-asian="italic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14M12S</meta:editing-duration>
    <meta:editing-cycles>16</meta:editing-cycles>
    <meta:generator>OpenOffice/4.1.4$Win32 OpenOffice.org_project/414m5$Build-9788</meta:generator>
    <dc:date>2017-11-20T12:57:04.16</dc:date>
    <dc:creator>Antonio Blanco Oliva</dc:creator>
    <meta:document-statistic meta:table-count="0" meta:image-count="0" meta:object-count="0" meta:page-count="8" meta:paragraph-count="160" meta:word-count="771" meta:character-count="5955"/>
    <meta:user-defined meta:name="Info 1"/>
    <meta:user-defined meta:name="Info 2"/>
    <meta:user-defined meta:name="Info 3"/>
    <meta:user-defined meta:name="Info 4"/>
  </office:meta>
</office:document-meta>
</file>